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MS Mincho" svg:font-family="'MS Mincho'" style:font-family-generic="system" style:font-pitch="variable"/>
    <style:font-face style:name="OpenSymbol1" svg:font-family="OpenSymbol" style:font-family-generic="system" style:font-pitch="variable"/>
    <style:font-face style:name="Tahoma" svg:font-family="Tahoma" style:font-family-generic="system" style:font-pitch="variable"/>
  </office:font-face-decls>
  <office:automatic-styles>
    <style:style style:name="Table1" style:family="table">
      <style:table-properties style:width="17cm" fo:margin-left="0.097cm" table:align="left"/>
    </style:style>
    <style:style style:name="Table1.A" style:family="table-column">
      <style:table-column-properties style:column-width="5.666cm"/>
    </style:style>
    <style:style style:name="Table1.B" style:family="table-column">
      <style:table-column-properties style:column-width="5.667cm"/>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cm" fo:margin-left="0.097cm" table:align="left"/>
    </style:style>
    <style:style style:name="Table2.A" style:family="table-column">
      <style:table-column-properties style:column-width="17cm"/>
    </style:style>
    <style:style style:name="Table2.A1" style:family="table-cell">
      <style:table-cell-properties fo:padding="0.097cm" fo:border="0.002cm solid #000000"/>
    </style:style>
    <style:style style:name="P1" style:family="paragraph" style:parent-style-name="Normal">
      <style:text-properties style:font-name="Times New Roman" fo:language="en" fo:country="GB"/>
    </style:style>
    <style:style style:name="P2" style:family="paragraph" style:parent-style-name="Normal">
      <style:text-properties style:font-name="Times New Roman" fo:language="en" fo:country="GB"/>
    </style:style>
    <style:style style:name="P3" style:family="paragraph" style:parent-style-name="Normal" style:list-style-name="L1">
      <style:text-properties style:font-name="Times New Roman" fo:language="en" fo:country="GB"/>
    </style:style>
    <style:style style:name="P4" style:family="paragraph" style:parent-style-name="Normal" style:list-style-name="L2">
      <style:text-properties style:font-name="Times New Roman" fo:language="en" fo:country="GB"/>
    </style:style>
    <style:style style:name="P5" style:family="paragraph" style:parent-style-name="Normal" style:list-style-name="L3">
      <style:text-properties style:font-name="Times New Roman" fo:language="en" fo:country="GB"/>
    </style:style>
    <style:style style:name="P6" style:family="paragraph" style:parent-style-name="Normal" style:list-style-name="L16">
      <style:text-properties style:font-name="Times New Roman" fo:language="en" fo:country="GB"/>
    </style:style>
    <style:style style:name="P7" style:family="paragraph" style:parent-style-name="Normal" style:list-style-name="L36">
      <style:text-properties style:font-name="Times New Roman" fo:language="en" fo:country="GB"/>
    </style:style>
    <style:style style:name="P8" style:family="paragraph" style:parent-style-name="Normal">
      <style:text-properties style:font-name="Times New Roman" fo:font-size="10pt" fo:language="en" fo:country="GB" style:font-name-asian="Courier New" style:font-size-asian="10pt" style:font-name-complex="Courier New" style:font-size-complex="10pt"/>
    </style:style>
    <style:style style:name="P9" style:family="paragraph" style:parent-style-name="Normal" style:list-style-name="L4"/>
    <style:style style:name="P10" style:family="paragraph" style:parent-style-name="Normal" style:list-style-name="L5"/>
    <style:style style:name="P11" style:family="paragraph" style:parent-style-name="Normal" style:list-style-name="L6"/>
    <style:style style:name="P12" style:family="paragraph" style:parent-style-name="Normal" style:list-style-name="L7"/>
    <style:style style:name="P13" style:family="paragraph" style:parent-style-name="Normal" style:list-style-name="L8"/>
    <style:style style:name="P14" style:family="paragraph" style:parent-style-name="Normal" style:list-style-name="L9"/>
    <style:style style:name="P15" style:family="paragraph" style:parent-style-name="Normal" style:list-style-name="L11"/>
    <style:style style:name="P16" style:family="paragraph" style:parent-style-name="Normal" style:list-style-name="L12"/>
    <style:style style:name="P17" style:family="paragraph" style:parent-style-name="Normal" style:list-style-name="L13"/>
    <style:style style:name="P18" style:family="paragraph" style:parent-style-name="Normal" style:list-style-name="L14"/>
    <style:style style:name="P19" style:family="paragraph" style:parent-style-name="Normal" style:list-style-name="L15"/>
    <style:style style:name="P20" style:family="paragraph" style:parent-style-name="Normal" style:list-style-name="L18"/>
    <style:style style:name="P21" style:family="paragraph" style:parent-style-name="Normal" style:list-style-name="L19"/>
    <style:style style:name="P22" style:family="paragraph" style:parent-style-name="Normal" style:list-style-name="L20"/>
    <style:style style:name="P23" style:family="paragraph" style:parent-style-name="Normal" style:list-style-name="L22"/>
    <style:style style:name="P24" style:family="paragraph" style:parent-style-name="Normal" style:list-style-name="L25"/>
    <style:style style:name="P25" style:family="paragraph" style:parent-style-name="Normal" style:list-style-name="L26"/>
    <style:style style:name="P26" style:family="paragraph" style:parent-style-name="Normal" style:list-style-name="L28"/>
    <style:style style:name="P27" style:family="paragraph" style:parent-style-name="Normal" style:list-style-name="L29"/>
    <style:style style:name="P28" style:family="paragraph" style:parent-style-name="Normal" style:list-style-name="L30"/>
    <style:style style:name="P29" style:family="paragraph" style:parent-style-name="Normal" style:list-style-name="L32"/>
    <style:style style:name="P30" style:family="paragraph" style:parent-style-name="Normal" style:list-style-name="L34"/>
    <style:style style:name="P31" style:family="paragraph" style:parent-style-name="Normal">
      <style:text-properties style:font-name="Calibri" fo:font-size="10pt" fo:language="en" fo:country="GB" style:font-name-asian="Courier New" style:font-size-asian="10pt" style:font-name-complex="Courier New" style:font-size-complex="10pt"/>
    </style:style>
    <style:style style:name="P32" style:family="paragraph" style:parent-style-name="Normal">
      <style:paragraph-properties style:text-autospace="none"/>
      <style:text-properties style:font-name="Calibri" fo:font-size="10pt" fo:language="en" fo:country="GB" style:font-name-asian="Courier New" style:font-size-asian="10pt" style:font-name-complex="Courier New" style:font-size-complex="10pt"/>
    </style:style>
    <style:style style:name="P33" style:family="paragraph" style:parent-style-name="Normal">
      <style:paragraph-properties style:text-autospace="none"/>
    </style:style>
    <style:style style:name="P34" style:family="paragraph" style:parent-style-name="Heading" style:master-page-name="MP0">
      <style:paragraph-properties style:page-number="auto" fo:break-before="page"/>
      <style:text-properties style:font-name="Times New Roman" fo:font-size="16pt" fo:language="en" fo:country="GB" fo:font-weight="bold" style:font-size-asian="16pt" style:font-weight-asian="bold" style:font-size-complex="16pt" style:font-weight-complex="bold"/>
    </style:style>
    <style:style style:name="P35" style:family="paragraph" style:parent-style-name="Body_20_Text" style:list-style-name="L10"/>
    <style:style style:name="P36" style:family="paragraph" style:parent-style-name="Body_20_Text">
      <style:text-properties style:font-name="Times New Roman" fo:language="en" fo:country="GB"/>
    </style:style>
    <style:style style:name="P37" style:family="paragraph" style:parent-style-name="Body_20_Text">
      <style:text-properties style:font-name="Times New Roman" fo:language="en" fo:country="GB" style:font-name-asian="Courier New" style:font-name-complex="Courier New"/>
    </style:style>
    <style:style style:name="P38" style:family="paragraph" style:parent-style-name="Body_20_Text">
      <style:text-properties style:font-name="Times New Roman" fo:language="en" fo:country="GB" fo:font-weight="bold" style:font-weight-asian="bold" style:font-weight-complex="bold"/>
    </style:style>
    <style:style style:name="P39" style:family="paragraph" style:parent-style-name="Heading_20_2">
      <style:text-properties style:font-name="Times New Roman" fo:language="en" fo:country="GB"/>
    </style:style>
    <style:style style:name="P40" style:family="paragraph" style:parent-style-name="Heading_20_1">
      <style:text-properties style:font-name="Times New Roman" fo:language="en" fo:country="GB"/>
    </style:style>
    <style:style style:name="P41" style:family="paragraph" style:parent-style-name="Preformatted_20_Text" style:list-style-name="L18"/>
    <style:style style:name="P42" style:family="paragraph" style:parent-style-name="Table_20_Heading">
      <style:text-properties style:font-name="Times New Roman" fo:language="en" fo:country="GB"/>
    </style:style>
    <style:style style:name="P43" style:family="paragraph" style:parent-style-name="Table_20_Contents">
      <style:text-properties style:font-name="Times New Roman" fo:language="en" fo:country="GB"/>
    </style:style>
    <style:style style:name="P44" style:family="paragraph" style:parent-style-name="Table_20_Contents">
      <style:paragraph-properties fo:text-align="center" style:justify-single-word="false"/>
      <style:text-properties style:font-name="Times New Roman" fo:language="en" fo:country="GB"/>
    </style:style>
    <style:style style:name="T1" style:family="text">
      <style:text-properties style:font-name="Times New Roman" fo:language="en" fo:country="GB"/>
    </style:style>
    <style:style style:name="T2" style:family="text">
      <style:text-properties style:font-name="Times New Roman" fo:language="en" fo:country="GB" fo:font-weight="bold" style:font-weight-asian="bold" style:font-weight-complex="bold"/>
    </style:style>
    <style:style style:name="T3" style:family="text">
      <style:text-properties style:font-name="Times New Roman" fo:language="en" fo:country="GB" fo:font-style="normal" fo:font-weight="normal" fo:background-color="transparent" style:font-style-asian="normal" style:font-weight-asian="normal" style:font-style-complex="normal" style:font-weight-complex="normal"/>
    </style:style>
    <style:style style:name="T4" style:family="text">
      <style:text-properties style:font-name="Times New Roman" fo:language="en" fo:country="GB" style:font-weight-complex="bold"/>
    </style:style>
    <style:style style:name="T5" style:family="text">
      <style:text-properties style:text-underline-style="none"/>
    </style:style>
    <style:style style:name="T6" style:family="text">
      <style:text-properties style:text-underline-style="none" fo:background-color="transparent"/>
    </style:style>
    <style:style style:name="T7" style:family="text">
      <style:text-properties fo:color="#000000" style:text-underline-style="none"/>
    </style:style>
    <style:style style:name="T8" style:family="text">
      <style:text-properties fo:color="#000000" style:text-underline-style="none" fo:background-color="transparent"/>
    </style:style>
    <style:style style:name="T9" style:family="text">
      <style:text-properties fo:color="#000000" style:text-underline-style="none" fo:font-weight="bold" fo:background-color="transparent" style:font-weight-asian="bold" style:font-weight-complex="bold"/>
    </style:style>
    <style:style style:name="T10" style:family="text">
      <style:text-properties fo:color="#000000" style:text-underline-style="none" fo:font-weight="normal" fo:background-color="transparent" style:font-weight-asian="normal" style:font-weight-complex="normal"/>
    </style:style>
    <style:style style:name="T11" style:family="text">
      <style:text-properties fo:color="#000000" style:font-name="Times New Roman" fo:language="en" fo:country="GB" style:text-underline-style="none" fo:background-color="transparent"/>
    </style:style>
    <style:style style:name="T12" style:family="text">
      <style:text-properties fo:color="#000000" style:font-name="Times New Roman" fo:language="en" fo:country="GB" style:text-underline-style="none" fo:font-weight="bold" fo:background-color="transparent" style:font-weight-asian="bold" style:font-weight-complex="bold"/>
    </style:style>
    <style:style style:name="T13" style:family="text">
      <style:text-properties fo:color="#000000" style:font-name="Times New Roman" fo:language="en" fo:country="GB" style:text-underline-style="none" fo:font-weight="normal" fo:background-color="transparent" style:font-weight-asian="normal" style:font-weight-complex="normal"/>
    </style:style>
    <style:style style:name="T14" style:family="text">
      <style:text-properties fo:color="#000000" style:font-name="Times New Roman" fo:language="en" fo:country="GB" fo:font-style="italic" style:text-underline-style="none" fo:font-weight="normal" fo:background-color="transparent" style:font-style-asian="italic" style:font-weight-asian="normal" style:font-style-complex="italic" style:font-weight-complex="normal"/>
    </style:style>
    <style:style style:name="T15" style:family="text">
      <style:text-properties fo:color="#000000" style:font-name="Times New Roman" fo:language="en" fo:country="GB" fo:font-style="normal" style:text-underline-style="none" fo:font-weight="bold" fo:background-color="transparent" style:font-style-asian="normal" style:font-weight-asian="bold" style:font-style-complex="normal" style:font-weight-complex="bold"/>
    </style:style>
    <style:style style:name="T16" style:family="text">
      <style:text-properties fo:color="#000000" style:font-name="Times New Roman" fo:language="en" fo:country="GB" fo:font-style="normal" style:text-underline-style="none" fo:font-weight="normal" fo:background-color="transparent" style:font-style-asian="normal" style:font-weight-asian="normal" style:font-style-complex="normal" style:font-weight-complex="normal"/>
    </style:style>
    <style:style style:name="T17" style:family="text">
      <style:text-properties fo:color="#000000" style:font-name="Times New Roman" fo:language="en" fo:country="GB" fo:font-style="normal" style:text-underline-style="none" fo:background-color="transparent" style:font-style-asian="normal" style:font-style-complex="normal"/>
    </style:style>
    <style:style style:name="T18" style:family="text">
      <style:text-properties fo:color="#000000" style:font-name="Times New Roman" style:text-underline-style="none" fo:background-color="transparent"/>
    </style:style>
    <style:style style:name="T19" style:family="text">
      <style:text-properties fo:color="#000000" style:font-name="Times New Roman" style:text-underline-style="none" fo:font-weight="bold" fo:background-color="transparent" style:font-weight-asian="bold" style:font-weight-complex="bold"/>
    </style:style>
    <style:style style:name="T20" style:family="text">
      <style:text-properties fo:color="#000000" style:font-name="Times New Roman" style:text-underline-style="none" fo:font-weight="normal" fo:background-color="transparent" style:font-weight-asian="normal" style:font-weight-complex="normal"/>
    </style:style>
    <style:style style:name="T21" style:family="text">
      <style:text-properties fo:color="#000000" style:font-name="Arial" style:text-underline-style="none" fo:background-color="transparent"/>
    </style:style>
    <style:style style:name="T22" style:family="text">
      <style:text-properties fo:color="#000000" style:font-name="Arial" style:text-underline-style="none" fo:font-weight="bold" fo:background-color="transparent" style:font-weight-asian="bold" style:font-weight-complex="bold"/>
    </style:style>
    <style:style style:name="T23" style:family="text">
      <style:text-properties fo:color="#000000" style:font-name="Arial" fo:language="en" fo:country="GB" style:text-underline-style="none" fo:font-weight="bold" fo:background-color="transparent" style:font-weight-asian="bold" style:font-weight-complex="bold"/>
    </style:style>
    <style:style style:name="T24" style:family="text">
      <style:text-properties fo:color="#000000" style:font-name="Times New Roman" style:text-underline-style="none" fo:background-color="transparent"/>
    </style:style>
    <style:style style:name="T25" style:family="text">
      <style:text-properties fo:color="#000000" style:font-name="Times New Roman" style:text-underline-style="none" fo:font-weight="bold" fo:background-color="transparent" style:font-weight-asian="bold" style:font-weight-complex="bold"/>
    </style:style>
    <style:style style:name="T26" style:family="text">
      <style:text-properties fo:color="#000000" style:font-name="Times New Roman" fo:font-size="12pt" style:text-underline-style="none" fo:font-weight="bold" fo:background-color="transparent" style:font-size-asian="12pt" style:font-weight-asian="bold" style:font-size-complex="12pt" style:font-weight-complex="bold"/>
    </style:style>
    <style:style style:name="T27" style:family="text">
      <style:text-properties fo:color="#000000" style:font-name="Times New Roman" fo:language="en" fo:country="GB" style:text-underline-style="none" fo:font-weight="bold" fo:background-color="transparent" style:font-weight-asian="bold" style:font-weight-complex="bold"/>
    </style:style>
    <style:style style:name="T28" style:family="text">
      <style:text-properties fo:color="#000000" style:font-name="Times New Roman" fo:language="en" fo:country="GB" fo:font-style="normal" style:text-underline-style="none" fo:font-weight="bold" fo:background-color="transparent" style:font-style-asian="normal" style:font-weight-asian="bold" style:font-style-complex="normal" style:font-weight-complex="bold"/>
    </style:style>
    <style:style style:name="T29" style:family="text">
      <style:text-properties fo:color="#000000" fo:language="en" fo:country="GB" style:text-underline-style="none" fo:font-weight="bold" fo:background-color="transparent" style:font-weight-asian="bold" style:font-weight-complex="bold"/>
    </style:style>
    <style:style style:name="T30" style:family="text">
      <style:text-properties fo:color="#000000" fo:language="en" fo:country="GB" fo:font-style="normal" style:text-underline-style="none" fo:font-weight="bold" fo:background-color="transparent" style:font-style-asian="normal" style:font-weight-asian="bold" style:font-style-complex="normal" style:font-weight-complex="bold"/>
    </style:style>
    <style:style style:name="T31" style:family="text">
      <style:text-properties fo:color="#000000" fo:language="en" fo:country="GB" fo:font-style="normal" style:text-underline-style="none" fo:font-weight="normal" fo:background-color="transparent" style:font-style-asian="normal" style:font-weight-asian="normal" style:font-style-complex="normal" style:font-weight-complex="normal"/>
    </style:style>
    <style:style style:name="T32" style:family="text">
      <style:text-properties fo:color="#000000" style:font-name="Arial" fo:language="en" fo:country="GB" style:text-underline-style="none" fo:font-weight="bold" fo:background-color="transparent" style:font-weight-asian="bold" style:font-weight-complex="bold"/>
    </style:style>
    <style:style style:name="T33" style:family="text">
      <style:text-properties fo:color="#000000" style:font-name="Arial" fo:language="en" fo:country="GB" fo:font-style="normal" style:text-underline-style="none" fo:font-weight="bold" fo:background-color="transparent" style:font-style-asian="normal" style:font-weight-asian="bold" style:font-style-complex="normal" style:font-weight-complex="bold"/>
    </style:style>
    <style:style style:name="T34" style:family="text">
      <style:text-properties fo:color="#000000" style:font-name="Arial" fo:language="en" fo:country="GB" fo:font-style="normal" style:text-underline-style="none" fo:background-color="transparent" style:font-style-asian="normal" style:font-style-complex="normal"/>
    </style:style>
    <style:style style:name="T35" style:family="text">
      <style:text-properties fo:color="#000000" style:font-name="Arial" fo:language="en" fo:country="GB" fo:font-style="normal" style:text-underline-style="none" fo:font-weight="normal" fo:background-color="transparent" style:font-style-asian="normal" style:font-weight-asian="normal" style:font-style-complex="normal" style:font-weight-complex="normal"/>
    </style:style>
    <style:style style:name="T36" style:family="text">
      <style:text-properties fo:color="#000000" style:font-name="Calibri" fo:font-size="10pt" fo:language="en" fo:country="GB" style:text-underline-style="solid" style:text-underline-width="auto" style:text-underline-color="font-color" style:text-underline-mode="continuous" style:text-overline-mode="continuous" style:text-line-through-mode="continuous" style:font-name-asian="Courier New" style:font-size-asian="10pt" style:font-name-complex="Courier New" style:font-size-complex="10pt"/>
    </style:style>
    <style:style style:name="T37" style:family="text">
      <style:text-properties fo:color="#000000" style:font-name="Calibri" fo:font-size="10pt" fo:language="en" fo:country="GB" style:text-underline-style="solid" style:text-underline-width="auto" style:text-underline-color="font-color" style:text-underline-mode="continuous" style:text-overline-mode="continuous" style:text-line-through-mode="continuous" fo:background-color="#ffff00" style:font-name-asian="Courier New" style:font-size-asian="10pt" style:font-name-complex="Courier New" style:font-size-complex="10pt"/>
    </style:style>
    <style:style style:name="T38" style:family="text">
      <style:text-properties fo:color="#000000" style:font-name="Calibri" fo:font-size="10pt" fo:language="en" fo:country="GB" fo:background-color="#ffff00" style:font-name-asian="Courier New" style:font-size-asian="10pt" style:font-name-complex="Courier New" style:font-size-complex="10pt"/>
    </style:style>
    <style:style style:name="T39" style:family="text">
      <style:text-properties fo:color="#000000" fo:font-style="normal" style:text-underline-style="none" fo:font-weight="normal" fo:background-color="transparent" style:font-style-asian="normal" style:font-weight-asian="normal" style:font-style-complex="normal" style:font-weight-complex="normal"/>
    </style:style>
    <style:style style:name="T40" style:family="text">
      <style:text-properties fo:color="#000000" fo:font-style="normal" style:text-underline-style="none" fo:background-color="transparent" style:font-style-asian="normal" style:font-style-complex="normal"/>
    </style:style>
    <style:style style:name="T41" style:family="text">
      <style:text-properties fo:color="#000000" fo:font-style="normal" style:text-underline-style="none" fo:font-weight="bold" fo:background-color="transparent" style:font-style-asian="normal" style:font-weight-asian="bold" style:font-style-complex="normal" style:font-weight-complex="bold"/>
    </style:style>
    <style:style style:name="T42" style:family="text">
      <style:text-properties fo:background-color="transparent"/>
    </style:style>
    <style:style style:name="T43" style:family="text">
      <style:text-properties fo:background-color="transparent" style:font-name-asian="Courier New" style:font-name-complex="Courier New"/>
    </style:style>
    <style:style style:name="T44" style:family="text">
      <style:text-properties style:font-name="Calibri" fo:font-size="10pt" fo:language="en" fo:country="GB" style:font-name-asian="Courier New" style:font-size-asian="10pt" style:font-name-complex="Courier New" style:font-size-complex="10pt"/>
    </style:style>
    <style:style style:name="T45" style:family="text">
      <style:text-properties style:font-name="Calibri" fo:font-size="10pt" fo:language="en" fo:country="GB" fo:background-color="#ffff00" style:font-name-asian="Courier New" style:font-size-asian="10pt" style:font-name-complex="Courier New" style:font-size-complex="10pt"/>
    </style:style>
    <text:list-style style:name="L1">
      <text:list-level-style-bullet text:level="1" text:style-name="WW_5f_CharLFO2LVL1" text:bullet-char="">
        <style:list-level-properties text:space-before="0.635cm" text:min-label-width="0.635cm"/>
        <style:text-properties style:font-name="Symbol"/>
      </text:list-level-style-bullet>
      <text:list-level-style-bullet text:level="2" text:style-name="WW_5f_CharLFO2LVL2" text:bullet-char="">
        <style:list-level-properties text:space-before="1.27cm" text:min-label-width="0.635cm"/>
        <style:text-properties style:font-name="Symbol"/>
      </text:list-level-style-bullet>
      <text:list-level-style-bullet text:level="3" text:style-name="WW_5f_CharLFO2LVL3" text:bullet-char="">
        <style:list-level-properties text:space-before="1.905cm" text:min-label-width="0.635cm"/>
        <style:text-properties style:font-name="Symbol"/>
      </text:list-level-style-bullet>
      <text:list-level-style-bullet text:level="4" text:style-name="WW_5f_CharLFO2LVL4" text:bullet-char="">
        <style:list-level-properties text:space-before="2.54cm" text:min-label-width="0.635cm"/>
        <style:text-properties style:font-name="Symbol"/>
      </text:list-level-style-bullet>
      <text:list-level-style-bullet text:level="5" text:style-name="WW_5f_CharLFO2LVL5" text:bullet-char="">
        <style:list-level-properties text:space-before="3.175cm" text:min-label-width="0.635cm"/>
        <style:text-properties style:font-name="Symbol"/>
      </text:list-level-style-bullet>
      <text:list-level-style-bullet text:level="6" text:style-name="WW_5f_CharLFO2LVL6" text:bullet-char="">
        <style:list-level-properties text:space-before="3.81cm" text:min-label-width="0.635cm"/>
        <style:text-properties style:font-name="Symbol"/>
      </text:list-level-style-bullet>
      <text:list-level-style-bullet text:level="7" text:style-name="WW_5f_CharLFO2LVL7" text:bullet-char="">
        <style:list-level-properties text:space-before="4.445cm" text:min-label-width="0.635cm"/>
        <style:text-properties style:font-name="Symbol"/>
      </text:list-level-style-bullet>
      <text:list-level-style-bullet text:level="8" text:style-name="WW_5f_CharLFO2LVL8" text:bullet-char="">
        <style:list-level-properties text:space-before="5.08cm" text:min-label-width="0.635cm"/>
        <style:text-properties style:font-name="Symbol"/>
      </text:list-level-style-bullet>
      <text:list-level-style-bullet text:level="9" text:style-name="WW_5f_CharLFO2LVL9" text:bullet-char="">
        <style:list-level-properties text:space-before="5.715cm" text:min-label-width="0.635cm"/>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bullet text:level="3" text:style-name="WW_5f_CharLFO3LVL3" text:bullet-char="">
        <style:list-level-properties text:space-before="1.905cm" text:min-label-width="0.635cm"/>
        <style:text-properties style:font-name="Symbol"/>
      </text:list-level-style-bullet>
      <text:list-level-style-bullet text:level="4" text:style-name="WW_5f_CharLFO3LVL4" text:bullet-char="">
        <style:list-level-properties text:space-before="2.54cm" text:min-label-width="0.635cm"/>
        <style:text-properties style:font-name="Symbol"/>
      </text:list-level-style-bullet>
      <text:list-level-style-bullet text:level="5" text:style-name="WW_5f_CharLFO3LVL5" text:bullet-char="">
        <style:list-level-properties text:space-before="3.175cm" text:min-label-width="0.635cm"/>
        <style:text-properties style:font-name="Symbol"/>
      </text:list-level-style-bullet>
      <text:list-level-style-bullet text:level="6" text:style-name="WW_5f_CharLFO3LVL6" text:bullet-char="">
        <style:list-level-properties text:space-before="3.81cm" text:min-label-width="0.635cm"/>
        <style:text-properties style:font-name="Symbol"/>
      </text:list-level-style-bullet>
      <text:list-level-style-bullet text:level="7" text:style-name="WW_5f_CharLFO3LVL7" text:bullet-char="">
        <style:list-level-properties text:space-before="4.445cm" text:min-label-width="0.635cm"/>
        <style:text-properties style:font-name="Symbol"/>
      </text:list-level-style-bullet>
      <text:list-level-style-bullet text:level="8" text:style-name="WW_5f_CharLFO3LVL8" text:bullet-char="">
        <style:list-level-properties text:space-before="5.08cm" text:min-label-width="0.635cm"/>
        <style:text-properties style:font-name="Symbol"/>
      </text:list-level-style-bullet>
      <text:list-level-style-bullet text:level="9" text:style-name="WW_5f_CharLFO3LVL9" text:bullet-char="">
        <style:list-level-properties text:space-before="5.715cm" text:min-label-width="0.635cm"/>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Autshumato TMS Server Setup</text:p>
      <text:p text:style-name="P1"/>
      <text:p text:style-name="Normal"><text:span text:style-name="Default_20_Paragraph_20_Font"><text:span text:style-name="T1">This document sets out the procedure for installing the Autshumato TMS web service on a server running RHEL 6.3. Although this document has been written for a specific Operating System (OS), the procedure will be similar for other flavours and versions of Linux. If you would like to contribute to this document, feel free to post a message on the project page: </text:span></text:span><text:a xlink:type="simple" xlink:href="http://sourceforge.net/projects/autshumatotms"><text:span text:style-name="Hyperlink"><text:span text:style-name="T1">http://sourceforge.net/projects/autshumatotms</text:span></text:span></text:a></text:p>
      <text:p text:style-name="Normal"><text:span text:style-name="Hyperlink"><text:span text:style-name="T1"/></text:span></text:p>
      <text:h text:style-name="P39" text:outline-level="2">Components</text:h>
      <text:p text:style-name="P1">The following components are required to install and run the Autshumato TMS:</text:p>
      <text:list xml:id="list28271361" text:style-name="L1">
        <text:list-item>
          <text:p text:style-name="P3">RHEL 6.3 (or relevant OS)</text:p>
        </text:list-item>
        <text:list-item>
          <text:p text:style-name="P3">Perl</text:p>
        </text:list-item>
        <text:list-item>
          <text:p text:style-name="P3">Apache Tomcat 7</text:p>
        </text:list-item>
        <text:list-item>
          <text:p text:style-name="P3">Java</text:p>
        </text:list-item>
        <text:list-item>
          <text:p text:style-name="P3">PostgreSQL 8.4 (or later)</text:p>
        </text:list-item>
        <text:list-item>
          <text:p text:style-name="P3"><text:span text:style-name="Hyperlink"><text:span text:style-name="T7">DragMath 0.7.8.2 (or later)</text:span></text:span></text:p>
        </text:list-item>
      </text:list>
      <text:p text:style-name="P1"><text:span text:style-name="Hyperlink"><text:span text:style-name="T1"/></text:span></text:p>
      <text:h text:style-name="P39" text:outline-level="2">Procedure</text:h>
      <text:list xml:id="list28282156" text:style-name="L2">
        <text:list-item>
          <text:list>
            <text:list-item>
              <text:p text:style-name="P4">Install PostgreSQL</text:p>
            </text:list-item>
            <text:list-item>
              <text:p text:style-name="P4">Create Autshumato TMS database</text:p>
            </text:list-item>
            <text:list-item>
              <text:p text:style-name="P4">Install Tomcat</text:p>
            </text:list-item>
            <text:list-item>
              <text:p text:style-name="P4">Deploy the webapp</text:p>
            </text:list-item>
            <text:list-item>
              <text:p text:style-name="P4">Install DragMath</text:p>
            </text:list-item>
            <text:list-item>
              <text:p text:style-name="P4">Test</text:p>
            </text:list-item>
            <text:list-item>
              <text:p text:style-name="P4">Change the admin password</text:p>
            </text:list-item>
            <text:list-item>
              <text:p text:style-name="P4"><text:span text:style-name="Hyperlink"><text:span text:style-name="T7">Customise the application for your business/organisation</text:span></text:span></text:p>
            </text:list-item>
          </text:list>
        </text:list-item>
      </text:list>
      <text:p text:style-name="P1"><text:span text:style-name="Hyperlink"/></text:p>
      <text:p text:style-name="P1"><text:span text:style-name="Hyperlink"><text:span text:style-name="T5"/></text:span></text:p>
      <text:p text:style-name="P1"><text:span text:style-name="Hyperlink"><text:span text:style-name="T8">Make sure that you have root user privileges for the steps that follow and, if applicable, that the proxy settings are entered correctly.</text:span></text:span></text:p>
      <text:h text:style-name="Heading_20_1" text:outline-level="1"><text:span text:style-name="Hyperlink"><text:span text:style-name="T18">1) Install PostgreSQL</text:span></text:span><text:span text:style-name="Hyperlink"><text:span text:style-name="T11"><text:line-break/></text:span></text:span></text:h>
      <text:p text:style-name="P1"><text:span text:style-name="Hyperlink"><text:span text:style-name="T18">Ensure that your repositories are set up correctly <text:s/>PostgreSQL is the database system used for the TMS. </text:span></text:span><text:span text:style-name="Hyperlink"><text:span text:style-name="T8">The following commands will be entered into the terminal.</text:span></text:span></text:p>
      <text:p text:style-name="P1"><text:span text:style-name="Hyperlink"><text:span text:style-name="T18"/></text:span></text:p>
      <text:p text:style-name="Normal"><text:span text:style-name="Hyperlink"><text:span text:style-name="T11"><text:tab/>a) Install the PostgreSQL packages:</text:span></text:span></text:p>
      <text:list xml:id="list28280580" text:style-name="L3">
        <text:list-item>
          <text:p text:style-name="P5"><text:span text:style-name="Hyperlink"><text:span text:style-name="T19"><text:s/>yum install postgresql84 postgresql84-server postgresql84-contrib</text:span></text:span></text:p>
        </text:list-item>
      </text:list>
      <text:p text:style-name="P1"><text:span text:style-name="Hyperlink"><text:span text:style-name="T19"/></text:span></text:p>
      <text:p text:style-name="P1"><text:span text:style-name="Hyperlink"><text:span text:style-name="T20"><text:tab/> <text:s text:c="4"/>The PostgreSQL version number (i.e. 84) could change depending on which version of <text:tab/> <text:s text:c="4"/>PostgreSQL you choose to install.</text:span></text:span></text:p>
      <text:list xml:id="list32161421" text:continue-numbering="true" text:style-name="L3">
        <text:list-header>
          <text:p text:style-name="P5"><text:span text:style-name="Hyperlink"><text:span text:style-name="T19"/></text:span></text:p>
        </text:list-header>
      </text:list>
      <text:p text:style-name="Normal"><text:span text:style-name="Hyperlink"><text:span text:style-name="T12"><text:tab/></text:span></text:span><text:span text:style-name="Hyperlink"><text:span text:style-name="T13">b) </text:span></text:span><text:span text:style-name="Strong_20_Emphasis"><text:span text:style-name="T20">Initialize the cluster first with initdb command</text:span></text:span><text:span text:style-name="Hyperlink"><text:span text:style-name="T20">:</text:span></text:span></text:p>
      <text:list xml:id="list28269662" text:style-name="L4">
        <text:list-item>
          <text:p text:style-name="P9"><text:span text:style-name="Hyperlink"><text:span text:style-name="T19">service postgresql initdb</text:span></text:span></text:p>
          <text:p text:style-name="P9"><text:span text:style-name="Hyperlink"><text:span text:style-name="T20"/></text:span></text:p>
        </text:list-item>
      </text:list>
      <text:p text:style-name="Normal"><text:span text:style-name="Hyperlink"><text:span text:style-name="T20"><text:tab/>c) </text:span></text:span><text:span text:style-name="Strong_20_Emphasis"><text:span text:style-name="T20">Set PostgreSQL server to listen all addresses and set PostgreSQL server port:</text:span></text:span></text:p>
      <text:list xml:id="list28266462" text:style-name="L5">
        <text:list-item>
          <text:p text:style-name="P10"><text:soft-page-break/><text:span text:style-name="Strong_20_Emphasis"><text:span text:style-name="T19">cd /var/lib/pgsql/data/</text:span></text:span></text:p>
        </text:list-item>
        <text:list-item>
          <text:p text:style-name="P10"><text:span text:style-name="Strong_20_Emphasis"><text:span text:style-name="T19">vi postgresql.conf</text:span></text:span></text:p>
        </text:list-item>
        <text:list-item>
          <text:p text:style-name="P10"><text:span text:style-name="Strong_20_Emphasis"><text:span text:style-name="T19">press i to edit the file</text:span></text:span></text:p>
        </text:list-item>
      </text:list>
      <text:p text:style-name="Normal"><text:span text:style-name="Strong_20_Emphasis"><text:span text:style-name="T19"/></text:span></text:p>
      <text:p text:style-name="Normal"><text:span text:style-name="Strong_20_Emphasis"><text:span text:style-name="T19"><text:tab/> <text:s text:c="4"/></text:span></text:span><text:span text:style-name="Strong_20_Emphasis"><text:span text:style-name="T20">Add/Uncomment/Edit the following lines:</text:span></text:span></text:p>
      <text:list xml:id="list28288558" text:style-name="L6">
        <text:list-item>
          <text:p text:style-name="P11"><text:span text:style-name="Strong_20_Emphasis"><text:span text:style-name="T19">listen_addresses = '*'</text:span></text:span></text:p>
        </text:list-item>
        <text:list-item>
          <text:p text:style-name="P11"><text:span text:style-name="Strong_20_Emphasis"><text:span text:style-name="T19">port <text:s/>= 5432</text:span></text:span></text:p>
        </text:list-item>
        <text:list-item>
          <text:p text:style-name="P11"><text:span text:style-name="Strong_20_Emphasis"><text:span text:style-name="T19">press esc and save the file by pressing :wq</text:span></text:span></text:p>
        </text:list-item>
      </text:list>
      <text:p text:style-name="Normal"><text:span text:style-name="Strong_20_Emphasis"><text:span text:style-name="T20"/></text:span></text:p>
      <text:p text:style-name="Normal"><text:span text:style-name="Strong_20_Emphasis"><text:span text:style-name="T20"><text:tab/>d) Allow trust authentication to PostgreSQL server:</text:span></text:span></text:p>
      <text:list xml:id="list28290698" text:style-name="L7">
        <text:list-item>
          <text:p text:style-name="P12"><text:span text:style-name="Strong_20_Emphasis"><text:span text:style-name="T19">cd /var/lib/pgsql/data/</text:span></text:span></text:p>
        </text:list-item>
        <text:list-item>
          <text:p text:style-name="P12"><text:span text:style-name="Strong_20_Emphasis"><text:span text:style-name="T19">vi pg_hba.conf</text:span></text:span></text:p>
        </text:list-item>
        <text:list-item>
          <text:p text:style-name="P12"><text:span text:style-name="Strong_20_Emphasis"><text:span text:style-name="T19">press i to edit the file</text:span></text:span></text:p>
        </text:list-item>
      </text:list>
      <text:p text:style-name="Normal"><text:span text:style-name="Strong_20_Emphasis"><text:span text:style-name="T19"><text:tab/></text:span></text:span></text:p>
      <text:p text:style-name="Normal"><text:span text:style-name="Strong_20_Emphasis"><text:span text:style-name="T19"><text:tab/> <text:s text:c="4"/></text:span></text:span><text:span text:style-name="Strong_20_Emphasis"><text:span text:style-name="T20">Change all methods that are either </text:span></text:span><text:span text:style-name="Strong_20_Emphasis"><text:span text:style-name="T19">Ident</text:span></text:span><text:span text:style-name="Strong_20_Emphasis"><text:span text:style-name="T20"> or </text:span></text:span><text:span text:style-name="Strong_20_Emphasis"><text:span text:style-name="T19">Peer</text:span></text:span><text:span text:style-name="Strong_20_Emphasis"><text:span text:style-name="T20"> to </text:span></text:span><text:span text:style-name="Strong_20_Emphasis"><text:span text:style-name="T19">md5</text:span></text:span></text:p>
      <text:list xml:id="list28269181" text:style-name="L8">
        <text:list-item>
          <text:p text:style-name="P13"><text:span text:style-name="Strong_20_Emphasis"><text:span text:style-name="T19">press esc and save the file by pressing :wq</text:span></text:span></text:p>
        </text:list-item>
      </text:list>
      <text:p text:style-name="Normal"><text:span text:style-name="Strong_20_Emphasis"><text:span text:style-name="T20"/></text:span></text:p>
      <text:p text:style-name="Normal"><text:span text:style-name="Strong_20_Emphasis"><text:span text:style-name="T20"><text:tab/>e) Start the PostgreSQL service:</text:span></text:span></text:p>
      <text:list xml:id="list28283577" text:style-name="L9">
        <text:list-item>
          <text:p text:style-name="P14"><text:span text:style-name="Strong_20_Emphasis"><text:span text:style-name="T19">service postgresql start</text:span></text:span></text:p>
        </text:list-item>
      </text:list>
      <text:p text:style-name="Normal"><text:span text:style-name="Strong_20_Emphasis"><text:span text:style-name="T9"/></text:span></text:p>
      <text:p text:style-name="Normal"><text:span text:style-name="Strong_20_Emphasis"><text:span text:style-name="T10"/></text:span></text:p>
      <text:h text:style-name="Heading_20_1" text:outline-level="1"><text:span text:style-name="Strong_20_Emphasis"><text:span text:style-name="T19">2) </text:span></text:span><text:span text:style-name="Strong_20_Emphasis"><text:span text:style-name="T12">Create Autshumato TMS database</text:span></text:span></text:h>
      <text:p text:style-name="Body_20_Text"><text:span text:style-name="Strong_20_Emphasis"><text:span text:style-name="T13"/></text:span></text:p>
      <text:p text:style-name="Body_20_Text"><text:span text:style-name="Strong_20_Emphasis"><text:span text:style-name="T13">Create a directory of your choice and copy the following Autshumato TMS files to the directory:</text:span></text:span></text:p>
      <text:list xml:id="list28267574" text:style-name="L10">
        <text:list-item>
          <text:p text:style-name="P35"><text:span text:style-name="Strong_20_Emphasis"><text:span text:style-name="T13">tms.war</text:span></text:span></text:p>
        </text:list-item>
        <text:list-item>
          <text:p text:style-name="P35"><text:span text:style-name="Strong_20_Emphasis"><text:span text:style-name="T13">SQL.DACB2.TMS-DB-Cleaned-with-Fields.sql</text:span></text:span></text:p>
        </text:list-item>
        <text:list-item>
          <text:p text:style-name="P35"><text:span text:style-name="Strong_20_Emphasis"><text:span text:style-name="T13">SQL.DACB2.TMS-Create-Role-Groups.sql</text:span></text:span></text:p>
        </text:list-item>
        <text:list-item>
          <text:p text:style-name="P35"><text:span text:style-name="Strong_20_Emphasis"><text:span text:style-name="T13">Script.DACB2.vacuum_analyze.pl</text:span></text:span></text:p>
        </text:list-item>
      </text:list>
      <text:p text:style-name="Body_20_Text"><text:span text:style-name="Hyperlink"><text:span text:style-name="T13"/></text:span></text:p>
      <text:p text:style-name="P1"><text:span text:style-name="Hyperlink"><text:span text:style-name="T20">The following commands will be entered into the terminal.</text:span></text:span></text:p>
      <text:p text:style-name="P1"><text:span text:style-name="Hyperlink"><text:span text:style-name="T13"/></text:span></text:p>
      <text:p text:style-name="P1"><text:span text:style-name="Hyperlink"><text:span text:style-name="T20"><text:tab/>a) Change current user to PostgreSQL user:</text:span></text:span></text:p>
      <text:list xml:id="list28292571" text:style-name="L11">
        <text:list-item>
          <text:p text:style-name="P15"><text:span text:style-name="Hyperlink"><text:span text:style-name="T19">su postgres</text:span></text:span></text:p>
        </text:list-item>
      </text:list>
      <text:p text:style-name="Normal"><text:span text:style-name="Hyperlink"><text:span text:style-name="T19"/></text:span></text:p>
      <text:p text:style-name="Normal"><text:span text:style-name="Hyperlink"><text:span text:style-name="T19"><text:tab/></text:span></text:span><text:span text:style-name="Hyperlink"><text:span text:style-name="T20">b) Create Autshumato TMS database and add superuser role:</text:span></text:span></text:p>
      <text:list xml:id="list28291211" text:style-name="L12">
        <text:list-item>
          <text:p text:style-name="P16"><text:span text:style-name="Hyperlink"><text:span text:style-name="T19">createdb tms2 -D pg_default -E UTF8 -O postgres</text:span></text:span></text:p>
        </text:list-item>
        <text:list-item>
          <text:p text:style-name="P16"><text:span text:style-name="Hyperlink"><text:span text:style-name="T19">alter role postgres with superuser login password 'password';</text:span></text:span></text:p>
        </text:list-item>
      </text:list>
      <text:p text:style-name="Normal"><text:span text:style-name="Hyperlink"><text:span text:style-name="T19"/></text:span></text:p>
      <text:p text:style-name="Normal"><text:span text:style-name="Hyperlink"><text:span text:style-name="T20"><text:tab/> <text:s text:c="4"/>The password can be any password of your choice</text:span></text:span></text:p>
      <text:list xml:id="list28273625" text:style-name="L13">
        <text:list-item>
          <text:p text:style-name="P17"><text:span text:style-name="Hyperlink"><text:span text:style-name="T19">press \q to exit</text:span></text:span></text:p>
        </text:list-item>
      </text:list>
      <text:p text:style-name="Normal"><text:span text:style-name="Hyperlink"><text:span text:style-name="T19"><text:tab/></text:span></text:span></text:p>
      <text:p text:style-name="Normal"><text:span text:style-name="Hyperlink"><text:span text:style-name="T20"><text:tab/> <text:s text:c="4"/>Navigate to the directory in which you copied the Autshumato TMS files into. You may <text:tab/> <text:s text:c="4"/>have to change to the root user.</text:span></text:span></text:p>
      <text:list xml:id="list28268881" text:style-name="L14">
        <text:list-item>
          <text:p text:style-name="P18"><text:span text:style-name="Hyperlink"><text:span text:style-name="T19">chmod 755 *.sql</text:span></text:span></text:p>
        </text:list-item>
        <text:list-item>
          <text:p text:style-name="P18"><text:span text:style-name="Hyperlink"><text:span text:style-name="T19">psql -h localhost -p 5432 -U postgres -W -d tms2 &lt; /&lt;directory-path&gt;/</text:span></text:span><text:span text:style-name="Strong_20_Emphasis"><text:span text:style-name="T12">SQL.DACB2.TMS-DB-Cleaned-with-Fields.sql</text:span></text:span></text:p>
        </text:list-item>
        <text:list-item>
          <text:p text:style-name="P18"><text:soft-page-break/><text:span text:style-name="Strong_20_Emphasis"><text:span text:style-name="T12">enter the password for the postgres superuser role</text:span></text:span></text:p>
        </text:list-item>
        <text:list-item>
          <text:p text:style-name="P18"><text:span text:style-name="Strong_20_Emphasis"><text:span text:style-name="T12">vi SQL.DACB2.TMS-Create-Role-Groups.sql</text:span></text:span></text:p>
        </text:list-item>
        <text:list-item>
          <text:p text:style-name="P18"><text:span text:style-name="Strong_20_Emphasis"><text:span text:style-name="T12">press i to edit the file</text:span></text:span></text:p>
        </text:list-item>
      </text:list>
      <text:p text:style-name="Normal"><text:span text:style-name="Strong_20_Emphasis"><text:span text:style-name="T12"/></text:span></text:p>
      <text:p text:style-name="Normal"><text:span text:style-name="Strong_20_Emphasis"><text:span text:style-name="T12"><text:tab/> <text:s text:c="4"/></text:span></text:span><text:span text:style-name="Strong_20_Emphasis"><text:span text:style-name="T13">S</text:span></text:span><text:span text:style-name="Default_20_Paragraph_20_Font"><text:span text:style-name="T13">can this file for this comment "</text:span></text:span><text:span text:style-name="Default_20_Paragraph_20_Font"><text:span text:style-name="T14">-- Change this password to match the postgres user <text:tab/> <text:s text:c="5"/><text:tab/> <text:s text:c="4"/>password</text:span></text:span><text:span text:style-name="Default_20_Paragraph_20_Font"><text:span text:style-name="T13">". Change this password to the password of the postgres superuser role..</text:span></text:span></text:p>
      <text:list xml:id="list32164036" text:continue-numbering="true" text:style-name="L14">
        <text:list-item>
          <text:p text:style-name="P18"><text:span text:style-name="Hyperlink"><text:span text:style-name="T12">psql -h localhost -p 5432 -U postgres -W -d tms2 &lt; /&lt;directory-path&gt;/</text:span></text:span><text:span text:style-name="Strong_20_Emphasis"><text:span text:style-name="T12">SQL.DACB2.TMS-Create-Role-Groups.sql</text:span></text:span></text:p>
        </text:list-item>
      </text:list>
      <text:list xml:id="list32144336" text:continue-list="list28269181" text:style-name="L8">
        <text:list-item>
          <text:p text:style-name="P13"><text:span text:style-name="Strong_20_Emphasis"><text:span text:style-name="T12">press esc and save the file by pressing :wq</text:span></text:span></text:p>
        </text:list-item>
        <text:list-item>
          <text:p text:style-name="P13"><text:span text:style-name="Strong_20_Emphasis"><text:span text:style-name="T12">enter the password for the postgres superuser role</text:span></text:span></text:p>
        </text:list-item>
      </text:list>
      <text:p text:style-name="Normal"><text:span text:style-name="Strong_20_Emphasis"><text:span text:style-name="T12"/></text:span></text:p>
      <text:p text:style-name="Normal"><text:span text:style-name="Strong_20_Emphasis"><text:span text:style-name="T12"><text:tab/></text:span></text:span><text:span text:style-name="Strong_20_Emphasis"><text:span text:style-name="T13">c) Run Vacuum Analyze script:</text:span></text:span></text:p>
      <text:list xml:id="list28543716" text:style-name="L18">
        <text:list-item>
          <text:p text:style-name="P41"><text:span text:style-name="Strong_20_Emphasis"><text:span text:style-name="Source_20_Text"><text:span text:style-name="T26">perl -MCPAN -e shell</text:span></text:span></text:span></text:p>
        </text:list-item>
        <text:list-item>
          <text:p text:style-name="P20"><text:span text:style-name="Strong_20_Emphasis"><text:span text:style-name="T9">install DBD::PgPP</text:span></text:span></text:p>
        </text:list-item>
        <text:list-item>
          <text:p text:style-name="P20"><text:span text:style-name="Strong_20_Emphasis"><text:span text:style-name="T9">q to exit the cpan shell</text:span></text:span></text:p>
        </text:list-item>
      </text:list>
      <text:list xml:id="list28282479" text:style-name="L15">
        <text:list-item>
          <text:p text:style-name="P19"><text:span text:style-name="Strong_20_Emphasis"><text:span text:style-name="T9">perl</text:span></text:span><text:span text:style-name="Strong_20_Emphasis"><text:span text:style-name="T10"> </text:span></text:span><text:span text:style-name="Strong_20_Emphasis"><text:span text:style-name="T12">Script.DACB2.vacuum_analyze.pl tms2 postgres password</text:span></text:span></text:p>
        </text:list-item>
      </text:list>
      <text:p text:style-name="Normal"><text:span text:style-name="Strong_20_Emphasis"><text:span text:style-name="T13"/></text:span></text:p>
      <text:p text:style-name="Normal"><text:span text:style-name="Strong_20_Emphasis"><text:span text:style-name="T13"><text:tab/> <text:s text:c="4"/>The password here is the password you supplied to the postgres superuser role</text:span></text:span></text:p>
      <text:p text:style-name="Normal"><text:span text:style-name="Strong_20_Emphasis"><text:span text:style-name="T13"/></text:span></text:p>
      <text:p text:style-name="Normal"><text:span text:style-name="Strong_20_Emphasis"><text:span text:style-name="T13"/></text:span></text:p>
      <text:h text:style-name="Heading_20_1" text:outline-level="1"><text:span text:style-name="Strong_20_Emphasis"><text:span text:style-name="T12">3) Install Tomcat</text:span></text:span></text:h>
      <text:p text:style-name="Body_20_Text"><text:span text:style-name="Strong_20_Emphasis"><text:span text:style-name="T23"/></text:span></text:p>
      <text:p text:style-name="Normal"><text:span text:style-name="Hyperlink"><text:span text:style-name="T13">This section of the Autshumato TMS server setup will assume that you have java installed. Navigate to the directory in which you copied the Autshumato TMS files into.</text:span></text:span></text:p>
      <text:p text:style-name="Normal"><text:span text:style-name="Hyperlink"><text:span text:style-name="T13"/></text:span></text:p>
      <text:p text:style-name="P1"><text:span text:style-name="Hyperlink"><text:span text:style-name="T13">The following commands will be entered into the terminal.</text:span></text:span></text:p>
      <text:p text:style-name="Normal"><text:span text:style-name="Hyperlink"><text:span text:style-name="T13"/></text:span></text:p>
      <text:p text:style-name="Normal"><text:span text:style-name="Hyperlink"><text:span text:style-name="T13"><text:tab/>a) Download Tomcat 7:</text:span></text:span></text:p>
      <text:list xml:id="list30595297" text:style-name="L19">
        <text:list-item>
          <text:p text:style-name="P21"><text:span text:style-name="Hyperlink"><text:span text:style-name="T12">wget </text:span></text:span><text:a xlink:type="simple" xlink:href="http://apache.is.co.za/tomcat/tomcat-7/v7.0.50/bin/apache-tomcat-7.0.50.tar.gz"><text:span text:style-name="Hyperlink">http://apache.is.co.za/tomcat/tomcat-7/v7.0.50/bin/apache-tomcat-7.0.50.tar.gz</text:span></text:a></text:p>
        </text:list-item>
        <text:list-item>
          <text:p text:style-name="P21"><text:span text:style-name="Hyperlink"><text:span text:style-name="T12">tar -xzf apache-tomcat-7.0.50.tar.gz</text:span></text:span></text:p>
        </text:list-item>
      </text:list>
      <text:p text:style-name="Normal"><text:span text:style-name="Hyperlink"><text:span text:style-name="T12"/></text:span></text:p>
      <text:p text:style-name="Normal"><text:span text:style-name="Hyperlink"><text:span text:style-name="T12"><text:tab/></text:span></text:span><text:span text:style-name="Hyperlink"><text:span text:style-name="T13">b) Create Tomcat &amp; installation directory:</text:span></text:span></text:p>
      <text:list xml:id="list30605485" text:style-name="L20">
        <text:list-item>
          <text:p text:style-name="P22"><text:span text:style-name="Hyperlink"><text:span text:style-name="T12">mkdir /usr/share/tomcat7</text:span></text:span></text:p>
        </text:list-item>
      </text:list>
      <text:p text:style-name="Normal"><text:span text:style-name="Hyperlink"><text:span text:style-name="T13"><text:tab/></text:span></text:span></text:p>
      <text:p text:style-name="Normal"><text:span text:style-name="Hyperlink"><text:span text:style-name="T13"><text:tab/> <text:s text:c="4"/>Copy the contents of the download to this installation directory</text:span></text:span></text:p>
      <text:p text:style-name="Normal"><text:span text:style-name="Hyperlink"><text:span text:style-name="T13"/></text:span></text:p>
      <text:p text:style-name="Normal"><text:span text:style-name="Hyperlink"><text:span text:style-name="T13"><text:tab/>c) Create Tomcat service:</text:span></text:span></text:p>
      <text:list xml:id="list30633476" text:style-name="L22">
        <text:list-item>
          <text:p text:style-name="P23"><text:span text:style-name="Hyperlink"><text:span text:style-name="T12">cd /etc/init.d</text:span></text:span></text:p>
        </text:list-item>
        <text:list-item>
          <text:p text:style-name="P23"><text:span text:style-name="Hyperlink"><text:span text:style-name="T12">vi tomcat7</text:span></text:span></text:p>
        </text:list-item>
      </text:list>
      <text:list xml:id="list32161744" text:continue-list="list32164036" text:style-name="L14">
        <text:list-item>
          <text:p text:style-name="P18"><text:span text:style-name="Strong_20_Emphasis"><text:span text:style-name="T12">press i to edit the file</text:span></text:span></text:p>
        </text:list-item>
      </text:list>
      <text:p text:style-name="Normal"><text:span text:style-name="Strong_20_Emphasis"><text:span text:style-name="T12"/></text:span></text:p>
      <text:p text:style-name="Normal"><text:span text:style-name="Strong_20_Emphasis"><text:span text:style-name="T12"><text:tab/> <text:s text:c="4"/></text:span></text:span><text:span text:style-name="Strong_20_Emphasis"><text:span text:style-name="T13">The following contents should be copied into this file. However your JAVA_HOME <text:s/><text:tab/><text:tab/> <text:s text:c="4"/>variable may vary depending on where you installed java.</text:span></text:span></text:p>
      <text:p text:style-name="Normal"><text:span text:style-name="Strong_20_Emphasis"><text:span text:style-name="T14"><text:tab/><text:tab/>#!/bin/bash</text:span></text:span></text:p>
      <text:p text:style-name="Normal"><text:span text:style-name="Strong_20_Emphasis"><text:span text:style-name="T14"><text:tab/><text:tab/># description: Tomcat Start Stop Restart</text:span></text:span></text:p>
      <text:p text:style-name="Normal"><text:span text:style-name="Strong_20_Emphasis"><text:span text:style-name="T14"><text:tab/><text:tab/># processname: tomcat</text:span></text:span></text:p>
      <text:p text:style-name="Normal"><text:span text:style-name="Strong_20_Emphasis"><text:span text:style-name="T14"><text:tab/><text:tab/># chkconfig: 234 20 80</text:span></text:span></text:p>
      <text:p text:style-name="Normal"><text:span text:style-name="Strong_20_Emphasis"><text:span text:style-name="T14"><text:tab/><text:tab/>JAVA_HOME=/usr/java/jdk1.7.0_45</text:span></text:span></text:p>
      <text:p text:style-name="Normal"><text:soft-page-break/><text:span text:style-name="Strong_20_Emphasis"><text:span text:style-name="T14"><text:tab/><text:tab/>export JAVA_HOME</text:span></text:span></text:p>
      <text:p text:style-name="Normal"><text:span text:style-name="Strong_20_Emphasis"><text:span text:style-name="T14"><text:tab/><text:tab/>PATH=$JAVA_HOME/bin:$PATH</text:span></text:span></text:p>
      <text:p text:style-name="Normal"><text:span text:style-name="Strong_20_Emphasis"><text:span text:style-name="T14"><text:tab/><text:tab/>export PATH</text:span></text:span></text:p>
      <text:p text:style-name="Normal"><text:span text:style-name="Strong_20_Emphasis"><text:span text:style-name="T14"><text:tab/><text:tab/>CATALINA_HOME=/usr/share/tomcat7/</text:span></text:span></text:p>
      <text:p text:style-name="Normal"><text:span text:style-name="Strong_20_Emphasis"><text:span text:style-name="T14"/></text:span></text:p>
      <text:p text:style-name="Normal"><text:span text:style-name="Strong_20_Emphasis"><text:span text:style-name="T14"><text:tab/><text:tab/>case $1 in</text:span></text:span></text:p>
      <text:p text:style-name="Normal"><text:span text:style-name="Strong_20_Emphasis"><text:span text:style-name="T14"><text:tab/><text:tab/>start)</text:span></text:span></text:p>
      <text:p text:style-name="Normal"><text:span text:style-name="Strong_20_Emphasis"><text:span text:style-name="T14"><text:tab/><text:tab/>sh $CATALINA_HOME/bin/startup.sh</text:span></text:span></text:p>
      <text:p text:style-name="Normal"><text:span text:style-name="Strong_20_Emphasis"><text:span text:style-name="T14"><text:tab/><text:tab/>;;</text:span></text:span></text:p>
      <text:p text:style-name="Normal"><text:span text:style-name="Strong_20_Emphasis"><text:span text:style-name="T14"><text:tab/><text:tab/>stop)</text:span></text:span></text:p>
      <text:p text:style-name="Normal"><text:span text:style-name="Strong_20_Emphasis"><text:span text:style-name="T14"><text:tab/><text:tab/>sh $CATALINA_HOME/bin/shutdown.sh</text:span></text:span></text:p>
      <text:p text:style-name="Normal"><text:span text:style-name="Strong_20_Emphasis"><text:span text:style-name="T14"><text:tab/><text:tab/>;;</text:span></text:span></text:p>
      <text:p text:style-name="Normal"><text:span text:style-name="Strong_20_Emphasis"><text:span text:style-name="T14"><text:tab/><text:tab/>restart)</text:span></text:span></text:p>
      <text:p text:style-name="Normal"><text:span text:style-name="Strong_20_Emphasis"><text:span text:style-name="T14"><text:tab/><text:tab/>sh $CATALINA_HOME/bin/shutdown.sh</text:span></text:span></text:p>
      <text:p text:style-name="Normal"><text:span text:style-name="Strong_20_Emphasis"><text:span text:style-name="T14"><text:tab/><text:tab/>sh $CATALINA_HOME/bin/startup.sh</text:span></text:span></text:p>
      <text:p text:style-name="Normal"><text:span text:style-name="Strong_20_Emphasis"><text:span text:style-name="T14"><text:tab/><text:tab/>;;</text:span></text:span></text:p>
      <text:p text:style-name="Normal"><text:span text:style-name="Strong_20_Emphasis"><text:span text:style-name="T14"><text:tab/><text:tab/>esac</text:span></text:span></text:p>
      <text:p text:style-name="Normal"><text:span text:style-name="Strong_20_Emphasis"><text:span text:style-name="T14"><text:tab/><text:tab/>exit 0</text:span></text:span></text:p>
      <text:list xml:id="list32155098" text:continue-list="list32144336" text:style-name="L8">
        <text:list-item>
          <text:p text:style-name="P13"><text:span text:style-name="Strong_20_Emphasis"><text:span text:style-name="T15">press esc and save the file by pressing :wq</text:span></text:span></text:p>
        </text:list-item>
        <text:list-item>
          <text:p text:style-name="P13"><text:span text:style-name="Strong_20_Emphasis"><text:span text:style-name="T15">chmod 755 tomcat7</text:span></text:span></text:p>
        </text:list-item>
        <text:list-item>
          <text:p text:style-name="P13"><text:span text:style-name="Strong_20_Emphasis"><text:span text:style-name="T15">chkconfig --add tomcat7</text:span></text:span></text:p>
        </text:list-item>
        <text:list-item>
          <text:p text:style-name="P13"><text:span text:style-name="Strong_20_Emphasis"><text:span text:style-name="T15">chkconfig --level 234 tomcat7 on</text:span></text:span></text:p>
        </text:list-item>
        <text:list-item>
          <text:p text:style-name="P13"><text:span text:style-name="Strong_20_Emphasis"><text:span text:style-name="T15">chkconfig --list tomcat7 </text:span></text:span></text:p>
        </text:list-item>
        <text:list-item>
          <text:p text:style-name="P13"><text:span text:style-name="Strong_20_Emphasis"><text:span text:style-name="T15">service tomcat7 start</text:span></text:span></text:p>
        </text:list-item>
      </text:list>
      <text:p text:style-name="Normal"><text:span text:style-name="Strong_20_Emphasis"><text:span text:style-name="T15"/></text:span></text:p>
      <text:p text:style-name="Normal"><text:span text:style-name="Strong_20_Emphasis"><text:span text:style-name="T15"><text:tab/> <text:s text:c="4"/></text:span></text:span><text:span text:style-name="Strong_20_Emphasis"><text:span text:style-name="T16">The Tomcat service should now be running.</text:span></text:span></text:p>
      <text:p text:style-name="Normal"><text:span text:style-name="Strong_20_Emphasis"><text:span text:style-name="T16"/></text:span></text:p>
      <text:p text:style-name="Normal"><text:span text:style-name="Strong_20_Emphasis"><text:span text:style-name="T16"><text:tab/>d) Create Tomcat administration user account:</text:span></text:span></text:p>
      <text:list xml:id="list30716517" text:style-name="L25">
        <text:list-item>
          <text:p text:style-name="P24"><text:span text:style-name="Strong_20_Emphasis"><text:span text:style-name="T15">cd /usr/share/tomcat7/conf</text:span></text:span></text:p>
        </text:list-item>
        <text:list-item>
          <text:p text:style-name="P24"><text:span text:style-name="Strong_20_Emphasis"><text:span text:style-name="T15">vi tomcat-users.xml</text:span></text:span></text:p>
        </text:list-item>
      </text:list>
      <text:list xml:id="list32162141" text:continue-list="list32161744" text:style-name="L14">
        <text:list-item>
          <text:p text:style-name="P18"><text:span text:style-name="Strong_20_Emphasis"><text:span text:style-name="T15">press i to edit the file</text:span></text:span></text:p>
        </text:list-item>
      </text:list>
      <text:p text:style-name="Normal"><text:span text:style-name="Strong_20_Emphasis"><text:span text:style-name="T15"/></text:span></text:p>
      <text:p text:style-name="Normal"><text:span text:style-name="Strong_20_Emphasis"><text:span text:style-name="T15"><text:tab/> <text:s text:c="4"/></text:span></text:span><text:span text:style-name="Strong_20_Emphasis"><text:span text:style-name="T16">Add the following lines just before the closing &lt;tomcat-users&gt; tag. (i.e. &lt;/tomcat-users&gt;)</text:span></text:span></text:p>
      <text:list xml:id="list31174340" text:style-name="L26">
        <text:list-item>
          <text:p text:style-name="P25"><text:span text:style-name="Strong_20_Emphasis"><text:span text:style-name="T15">&lt;role rolename=”manager-gui”/&gt;</text:span></text:span></text:p>
        </text:list-item>
        <text:list-item>
          <text:p text:style-name="P25"><text:span text:style-name="Strong_20_Emphasis"><text:span text:style-name="T15">&lt;user username=”admin” password=”password”/&gt;</text:span></text:span></text:p>
        </text:list-item>
      </text:list>
      <text:p text:style-name="Normal"><text:span text:style-name="Strong_20_Emphasis"><text:span text:style-name="T16"/></text:span></text:p>
      <text:p text:style-name="Normal"><text:span text:style-name="Strong_20_Emphasis"><text:span text:style-name="T16"><text:tab/> <text:s text:c="4"/>Here you will use a username and a password of your choice.</text:span></text:span></text:p>
      <text:list xml:id="list32152289" text:continue-list="list32155098" text:style-name="L8">
        <text:list-item>
          <text:p text:style-name="P13"><text:span text:style-name="Strong_20_Emphasis"><text:span text:style-name="T15">press esc and save the file by pressing :wq</text:span></text:span></text:p>
        </text:list-item>
        <text:list-item>
          <text:p text:style-name="P13"><text:span text:style-name="Strong_20_Emphasis"><text:span text:style-name="T15">service tomcat7 restart</text:span></text:span></text:p>
        </text:list-item>
      </text:list>
      <text:p text:style-name="Normal"><text:span text:style-name="Strong_20_Emphasis"><text:span text:style-name="T15"/></text:span></text:p>
      <text:p text:style-name="Normal"><text:span text:style-name="Strong_20_Emphasis"><text:span text:style-name="T15"><text:tab/> <text:s text:c="2"/></text:span></text:span><text:span text:style-name="Strong_20_Emphasis"><text:span text:style-name="T16"><text:s text:c="2"/>You should now be able to log onto the default homepage by</text:span></text:span></text:p>
      <text:list xml:id="list31242307" text:style-name="L28">
        <text:list-item>
          <text:p text:style-name="P26"><text:span text:style-name="Strong_20_Emphasis"><text:span text:style-name="T15">http://&lt;your-server-ip:8080&gt;</text:span></text:span></text:p>
        </text:list-item>
      </text:list>
      <text:p text:style-name="Normal"><text:span text:style-name="Strong_20_Emphasis"><text:span text:style-name="T16"/></text:span></text:p>
      <text:p text:style-name="Normal"><text:span text:style-name="Strong_20_Emphasis"><text:span text:style-name="T16"><text:tab/> <text:s text:c="5"/>To log into the manager application use the username and password you specified in the <text:tab/> <text:s text:c="5"/>tomcat-users.xml file.</text:span></text:span></text:p>
      <text:p text:style-name="Normal"><text:span text:style-name="Strong_20_Emphasis"><text:span text:style-name="T16"/></text:span></text:p>
      <text:p text:style-name="Normal"><text:span text:style-name="Strong_20_Emphasis"><text:span text:style-name="T16"/></text:span></text:p>
      <text:h text:style-name="Heading_20_1" text:outline-level="1"><text:soft-page-break/><text:span text:style-name="Strong_20_Emphasis"><text:span text:style-name="T15"/></text:span></text:h>
      <text:h text:style-name="Heading_20_1" text:outline-level="1"><text:span text:style-name="Strong_20_Emphasis"><text:span text:style-name="T15">4) Deploy the webapp</text:span></text:span></text:h>
      <text:p text:style-name="Body_20_Text"><text:span text:style-name="Strong_20_Emphasis"><text:span text:style-name="T33"/></text:span></text:p>
      <text:p text:style-name="Normal"><text:span text:style-name="Hyperlink"><text:span text:style-name="T16">Navigate to the directory in which you copied the Autshumato TMS files into.</text:span></text:span></text:p>
      <text:p text:style-name="Normal"><text:span text:style-name="Hyperlink"><text:span text:style-name="T16"/></text:span></text:p>
      <text:p text:style-name="P1"><text:span text:style-name="Hyperlink"><text:span text:style-name="T16">The following commands will be entered into the terminal.</text:span></text:span></text:p>
      <text:p text:style-name="Normal"><text:span text:style-name="Hyperlink"><text:span text:style-name="T16"/></text:span></text:p>
      <text:p text:style-name="Normal"><text:span text:style-name="Hyperlink"><text:span text:style-name="T16"><text:tab/>a) Extract tms.war contents:</text:span></text:span></text:p>
      <text:list xml:id="list31300163" text:style-name="L29">
        <text:list-item>
          <text:p text:style-name="P27"><text:span text:style-name="Hyperlink"><text:span text:style-name="T15">unzip tms.war</text:span></text:span></text:p>
        </text:list-item>
        <text:list-item>
          <text:p text:style-name="P27"><text:span text:style-name="Hyperlink"><text:span text:style-name="T15">mv /&lt;directory-path&gt;/tms /&lt;directory-path&gt;/tms2</text:span></text:span></text:p>
        </text:list-item>
      </text:list>
      <text:p text:style-name="Normal"><text:span text:style-name="Hyperlink"><text:span text:style-name="T16"/></text:span></text:p>
      <text:p text:style-name="Normal"><text:span text:style-name="Hyperlink"><text:span text:style-name="T16"><text:tab/>b) </text:span></text:span><text:span text:style-name="Hyperlink"><text:span text:style-name="T16">Setup Autshumato TMS within Tomcat:</text:span></text:span></text:p>
      <text:list xml:id="list31344313" text:style-name="L30">
        <text:list-item>
          <text:p text:style-name="P28"><text:span text:style-name="Hyperlink"><text:span text:style-name="T15">cp -r &lt;directory-path&gt;/tms2 /usr/share/tomcat7/webapps</text:span></text:span></text:p>
        </text:list-item>
      </text:list>
      <text:p text:style-name="Normal"><text:span text:style-name="Hyperlink"><text:span text:style-name="T15"/></text:span></text:p>
      <text:p text:style-name="Normal"><text:span text:style-name="Hyperlink"><text:span text:style-name="T16"><text:tab/>c) Edit AppConfig.properties file:</text:span></text:span></text:p>
      <text:list xml:id="list31402420" text:style-name="L32">
        <text:list-item>
          <text:p text:style-name="P29"><text:span text:style-name="Hyperlink"><text:span text:style-name="T15">cd /usr/share/tomcat7/webapps/tms2/WEB-INF/classes/</text:span></text:span></text:p>
        </text:list-item>
        <text:list-item>
          <text:p text:style-name="P29"><text:span text:style-name="Hyperlink"><text:span text:style-name="T15">vi AppConfig.properties</text:span></text:span></text:p>
        </text:list-item>
      </text:list>
      <text:list xml:id="list32148316" text:continue-list="list32162141" text:style-name="L14">
        <text:list-item>
          <text:p text:style-name="P18"><text:span text:style-name="Strong_20_Emphasis"><text:span text:style-name="T15">press i to edit the file</text:span></text:span></text:p>
        </text:list-item>
      </text:list>
      <text:p text:style-name="Normal"><text:span text:style-name="Strong_20_Emphasis"><text:span text:style-name="T15"/></text:span></text:p>
      <text:p text:style-name="Normal"><text:span text:style-name="Strong_20_Emphasis"><text:span text:style-name="T16"><text:tab/> <text:s text:c="4"/>Make sure that:</text:span></text:span></text:p>
      <text:list xml:id="list31457046" text:style-name="L34">
        <text:list-item>
          <text:p text:style-name="P30"><text:span text:style-name="Strong_20_Emphasis"><text:span text:style-name="T15">The db_pass property is the password you supplied to the postgres superuser role</text:span></text:span></text:p>
        </text:list-item>
        <text:list-item>
          <text:p text:style-name="P30"><text:span text:style-name="Strong_20_Emphasis"><text:span text:style-name="T15">The db_name property is the name of the database you have created</text:span></text:span></text:p>
        </text:list-item>
      </text:list>
      <text:p text:style-name="Normal"><text:span text:style-name="Hyperlink"><text:span text:style-name="T15"/></text:span></text:p>
      <text:p text:style-name="Normal"><text:span text:style-name="Default_20_Paragraph_20_Font"><text:span text:style-name="T16"/></text:span></text:p>
      <text:p text:style-name="Normal"><text:span text:style-name="Strong_20_Emphasis"><text:span text:style-name="T15"><text:tab/> <text:s text:c="4"/></text:span></text:span></text:p>
      <text:list xml:id="list32145232" text:continue-list="list32152289" text:style-name="L8">
        <text:list-item>
          <text:p text:style-name="P13"><text:span text:style-name="Strong_20_Emphasis"><text:span text:style-name="T15">press esc and save the file by pressing :wq</text:span></text:span></text:p>
        </text:list-item>
      </text:list>
      <text:p text:style-name="Body_20_Text"><text:span text:style-name="Strong_20_Emphasis"><text:span text:style-name="T23"/></text:span></text:p>
      <text:p text:style-name="Body_20_Text"><text:span text:style-name="Strong_20_Emphasis"><text:span text:style-name="T23"/></text:span></text:p>
      <text:h text:style-name="Heading_20_1" text:outline-level="1"><text:span text:style-name="Strong_20_Emphasis"><text:span text:style-name="T12">5) Install Dragmath</text:span></text:span></text:h>
      <text:p text:style-name="Body_20_Text"><text:span text:style-name="Strong_20_Emphasis"><text:span text:style-name="T12"/></text:span></text:p>
      <text:p text:style-name="Normal"><text:span text:style-name="Hyperlink"><text:span text:style-name="T16">Navigate to the directory in which you copied the Autshumato TMS files into.</text:span></text:span></text:p>
      <text:p text:style-name="Normal"><text:span text:style-name="Hyperlink"><text:span text:style-name="T16"/></text:span></text:p>
      <text:p text:style-name="P1"><text:span text:style-name="Hyperlink"><text:span text:style-name="T39">The following commands will be entered into the terminal.</text:span></text:span></text:p>
      <text:p text:style-name="P1"><text:span text:style-name="Hyperlink"><text:span text:style-name="T16"/></text:span></text:p>
      <text:p text:style-name="P1"><text:span text:style-name="Hyperlink"><text:span text:style-name="T39"><text:tab/>a) Download DragMath:</text:span></text:span></text:p>
      <text:list xml:id="list31695589" text:style-name="L36">
        <text:list-item>
          <text:p text:style-name="P7"><text:span text:style-name="Hyperlink"><text:span text:style-name="T41">wget </text:span></text:span><text:a xlink:type="simple" xlink:href="http://sourceforge.net/projects/dragmath/files/latest/download"><text:span text:style-name="Hyperlink">http://sourceforge.net/projects/dragmath/files/latest/download</text:span></text:a></text:p>
        </text:list-item>
        <text:list-item>
          <text:p text:style-name="P7"><text:span text:style-name="Hyperlink"><text:span text:style-name="T41">unzip DragMath_v0.7.9.zip</text:span></text:span></text:p>
        </text:list-item>
      </text:list>
      <text:p text:style-name="P1"><text:span text:style-name="Hyperlink"><text:span text:style-name="T41"><text:tab/></text:span></text:span></text:p>
      <text:p text:style-name="P1"><text:span text:style-name="Hyperlink"><text:span text:style-name="T41"><text:tab/></text:span></text:span><text:span text:style-name="Hyperlink"><text:span text:style-name="T39">b) Install DragMath:</text:span></text:span></text:p>
      <text:list xml:id="list32169468" text:continue-list="list31344313" text:style-name="L30">
        <text:list-item>
          <text:p text:style-name="P28"><text:span text:style-name="Hyperlink"><text:span text:style-name="T41">cp -r &lt;directory-path&gt;/DragMath /usr/share/tomcat7/webapps/tms2/</text:span></text:span><text:span text:style-name="Strong_20_Emphasis"><text:span text:style-name="T9"><text:tab/> <text:s/></text:span></text:span></text:p>
        </text:list-item>
      </text:list>
      <text:p text:style-name="Normal"><text:span text:style-name="Strong_20_Emphasis"><text:span text:style-name="T10"><text:s text:c="2"/></text:span></text:span></text:p>
      <text:h text:style-name="P40" text:outline-level="1"><text:soft-page-break/></text:h>
      <text:h text:style-name="P40" text:outline-level="1">6) Test</text:h>
      <text:p text:style-name="Normal"><text:span text:style-name="Default_20_Paragraph_20_Font"><text:span text:style-name="T1">Enter the following into your browser's address bar: </text:span></text:span><text:a xlink:type="simple" xlink:href="http://localhost:8080/tms/index.html" office:target-frame-name="_top" xlink:show="replace"><text:span text:style-name="Hyperlink"><text:span text:style-name="T1">http://localhost:8080/tms2/index.html</text:span></text:span></text:a><text:span text:style-name="Default_20_Paragraph_20_Font"><text:span text:style-name="T1">.</text:span></text:span></text:p>
      <text:p text:style-name="P1">Confirm that the <text:span text:style-name="Hyperlink"><text:span text:style-name="T39">Autshumato TMS</text:span></text:span> welcome page is loaded correctly.</text:p>
      <text:p text:style-name="P1"/>
      <text:p text:style-name="Normal"><text:span text:style-name="Default_20_Paragraph_20_Font"><text:span text:style-name="T1">Access the server from another computer on the network and confirm that it is accessible. If it is not, revisit the firewall configuration section of this document.</text:span></text:span></text:p>
      <text:p text:style-name="P1"/>
      <text:p text:style-name="P1"><text:span text:style-name="Hyperlink"><text:span text:style-name="T10">The domain configuration is left up to you.</text:span></text:span></text:p>
      <text:list xml:id="list28287859" text:style-name="L16">
        <text:list-header>
          <text:p text:style-name="P6"><text:span text:style-name="Hyperlink"><text:span text:style-name="T9"/></text:span></text:p>
        </text:list-header>
      </text:list>
      <text:p text:style-name="P1"><text:span text:style-name="Hyperlink"><text:span text:style-name="T9"/></text:span></text:p>
      <text:h text:style-name="P40" text:outline-level="1">7) Change the admin password</text:h>
      <text:p text:style-name="P1">NOTE: This step is extremely important in securing the <text:span text:style-name="Hyperlink"><text:span text:style-name="T39">Autshumato TMS</text:span></text:span> application because the default administrator password is openly available in the source code and this document and can be viewed by anyone.</text:p>
      <text:p text:style-name="P1">Sign into the <text:span text:style-name="Hyperlink"><text:span text:style-name="T39">Autshumato TMS</text:span></text:span> with the default administrator credentials:</text:p>
      <text:p text:style-name="Normal"><text:span text:style-name="Default_20_Paragraph_20_Font"><text:span text:style-name="T2">Username</text:span></text:span><text:span text:style-name="Default_20_Paragraph_20_Font"><text:span text:style-name="T1">: administrator</text:span></text:span></text:p>
      <text:p text:style-name="Normal"><text:span text:style-name="Default_20_Paragraph_20_Font"><text:span text:style-name="T2">Password</text:span></text:span><text:span text:style-name="Default_20_Paragraph_20_Font"><text:span text:style-name="T1">: admin123</text:span></text:span></text:p>
      <text:p text:style-name="P1"/>
      <text:p text:style-name="Normal"><text:span text:style-name="Default_20_Paragraph_20_Font"><text:span text:style-name="T1">Navigate to the Administration Interface by clicking on </text:span></text:span><text:span text:style-name="Default_20_Paragraph_20_Font"><text:span text:style-name="T2">Administration</text:span></text:span><text:span text:style-name="Default_20_Paragraph_20_Font"><text:span text:style-name="T1">.</text:span></text:span></text:p>
      <text:p text:style-name="Normal"><text:span text:style-name="Default_20_Paragraph_20_Font"><text:span text:style-name="T1">Select the "</text:span></text:span><text:span text:style-name="Default_20_Paragraph_20_Font"><text:span text:style-name="T2">Users and Categories</text:span></text:span><text:span text:style-name="Default_20_Paragraph_20_Font"><text:span text:style-name="T4">"</text:span></text:span><text:span text:style-name="Default_20_Paragraph_20_Font"><text:span text:style-name="T1"> tab.</text:span></text:span></text:p>
      <text:p text:style-name="Normal"><text:span text:style-name="Default_20_Paragraph_20_Font"><text:span text:style-name="T1">Select "</text:span></text:span><text:span text:style-name="Default_20_Paragraph_20_Font"><text:span text:style-name="T2">Administrator</text:span></text:span><text:span text:style-name="Default_20_Paragraph_20_Font"><text:span text:style-name="T4">"</text:span></text:span><text:span text:style-name="Default_20_Paragraph_20_Font"><text:span text:style-name="T1"> from the "</text:span></text:span><text:span text:style-name="Default_20_Paragraph_20_Font"><text:span text:style-name="T2">Select User Category</text:span></text:span><text:span text:style-name="Default_20_Paragraph_20_Font"><text:span text:style-name="T1">" drop down list and then select "</text:span></text:span><text:span text:style-name="Default_20_Paragraph_20_Font"><text:span text:style-name="T2">Default Administrator</text:span></text:span><text:span text:style-name="Default_20_Paragraph_20_Font"><text:span text:style-name="T4">"</text:span></text:span><text:span text:style-name="Default_20_Paragraph_20_Font"><text:span text:style-name="T1"> from the "</text:span></text:span><text:span text:style-name="Default_20_Paragraph_20_Font"><text:span text:style-name="T2">Select User</text:span></text:span><text:span text:style-name="Default_20_Paragraph_20_Font"><text:span text:style-name="T1">" drop down list.</text:span></text:span></text:p>
      <text:p text:style-name="Normal"><text:span text:style-name="Default_20_Paragraph_20_Font"><text:span text:style-name="T1">Enter a new password and press "</text:span></text:span><text:span text:style-name="Default_20_Paragraph_20_Font"><text:span text:style-name="T2">Save</text:span></text:span><text:span text:style-name="Default_20_Paragraph_20_Font"><text:span text:style-name="T1">" to apply the changes.</text:span></text:span></text:p>
      <text:p text:style-name="P1"/>
      <text:p text:style-name="P1">Distribute the username and password to the person who will be responsible for the administration of the <text:span text:style-name="Hyperlink"><text:span text:style-name="T39">Autshumato TMS</text:span></text:span>. The administrator should then create termbases, projects, access rights and other users.</text:p>
      <text:p text:style-name="P1"/>
      <text:p text:style-name="P1"/>
      <text:p text:style-name="P1"><text:span text:style-name="Default_20_Paragraph_20_Font"><text:span text:style-name="T8">If you have any questions or information or have noted any errors, please post them on the project page: </text:span></text:span><text:a xlink:type="simple" xlink:href="http://sourceforge.net/projects/autshumatotms"><text:span text:style-name="Hyperlink"><text:span text:style-name="T42">http://sourceforge.net/projects/autshumatotms</text:span></text:span></text:a></text:p>
      <text:p text:style-name="P1"><text:span text:style-name="Hyperlink"><text:span text:style-name="T42"/></text:span></text:p>
      <text:p text:style-name="P1"><text:span text:style-name="Hyperlink"><text:span text:style-name="T42"/></text:span></text:p>
      <text:h text:style-name="P40" text:outline-level="1">8) Customise the application for your business/organisation</text:h>
      <text:p text:style-name="P38"/>
      <text:p text:style-name="Body_20_Text"><text:span text:style-name="Default_20_Paragraph_20_Font"><text:span text:style-name="T1">Now all that is left is to customise the application for your company/organisation. The most notable of these customisations are the images used in the </text:span></text:span><text:span text:style-name="Hyperlink"><text:span text:style-name="T16">Autshumato TMS</text:span></text:span><text:span text:style-name="Default_20_Paragraph_20_Font"><text:span text:style-name="T1">. You can replace any of the images found in the </text:span></text:span><text:span text:style-name="Default_20_Paragraph_20_Font"><text:span text:style-name="T2">/tms2/images/</text:span></text:span><text:span text:style-name="Default_20_Paragraph_20_Font"><text:span text:style-name="T1"> directory and this will be reflected in the system. The most important of these are listed here:</text:span></text:span></text:p>
      <table:table table:name="Table1" table:style-name="Table1">
        <table:table-column table:style-name="Table1.A"/>
        <table:table-column table:style-name="Table1.B" table:number-columns-repeated="2"/>
        <table:table-row>
          <table:table-cell table:style-name="Table1.A1" office:value-type="string">
            <text:p text:style-name="P42">Image name</text:p>
          </table:table-cell>
          <table:table-cell table:style-name="Table1.A1" office:value-type="string">
            <text:p text:style-name="P42">Description</text:p>
          </table:table-cell>
          <table:table-cell table:style-name="Table1.C1" office:value-type="string">
            <text:p text:style-name="P42">Dimensions</text:p>
          </table:table-cell>
        </table:table-row>
        <table:table-row>
          <table:table-cell table:style-name="Table1.A2" office:value-type="string">
            <text:p text:style-name="P43">Title.png</text:p>
          </table:table-cell>
          <table:table-cell table:style-name="Table1.A2" office:value-type="string">
            <text:p text:style-name="P43">Name of the system</text:p>
          </table:table-cell>
          <table:table-cell table:style-name="Table1.C2" office:value-type="string">
            <text:p text:style-name="P44">332 x 43 px</text:p>
          </table:table-cell>
        </table:table-row>
        <table:table-row>
          <table:table-cell table:style-name="Table1.A2" office:value-type="string">
            <text:p text:style-name="P43">Logo.png</text:p>
          </table:table-cell>
          <table:table-cell table:style-name="Table1.A2" office:value-type="string">
            <text:p text:style-name="P43">Company/organisation logo</text:p>
          </table:table-cell>
          <table:table-cell table:style-name="Table1.C2" office:value-type="string">
            <text:p text:style-name="P44">600 x 211 px</text:p>
          </table:table-cell>
        </table:table-row>
      </table:table>
      <text:p text:style-name="P36"/>
      <text:p text:style-name="P36"><text:soft-page-break/>The title image depicts the name of the system as a picture and the logo image is the company/organisation logo or emblem. Replace the default templates "Title.png" and "Logo.png" with the images of your choice.</text:p>
      <text:p text:style-name="P36">It is recommended, but not required, to keep the dimensions of the replacing image the same as the original picture. Inserting images of different dimensions to the original may result in an undesirable layout.</text:p>
      <text:p text:style-name="P36"/>
      <text:p text:style-name="P38">Setting the alternative text for the images:</text:p>
      <text:p text:style-name="Body_20_Text"><text:span text:style-name="Default_20_Paragraph_20_Font"><text:span text:style-name="T1">Open and edit the "</text:span></text:span><text:span text:style-name="Default_20_Paragraph_20_Font"><text:span text:style-name="T2">/tms2/index.html</text:span></text:span><text:span text:style-name="Default_20_Paragraph_20_Font"><text:span text:style-name="T1">" page.</text:span></text:span></text:p>
      <text:p text:style-name="P36">Find the following section:</text:p>
      <table:table table:name="Table2" table:style-name="Table2">
        <table:table-column table:style-name="Table2.A"/>
        <table:table-row>
          <table:table-cell table:style-name="Table2.A1" office:value-type="string">
            <text:p text:style-name="P31">&lt;body&gt;</text:p>
            <text:p text:style-name="P32">&lt;div id="main"&gt;</text:p>
            <text:p text:style-name="P33"><text:span text:style-name="Default_20_Paragraph_20_Font"><text:span text:style-name="T44">&lt;table width="100%" border="0" </text:span></text:span><text:span text:style-name="Default_20_Paragraph_20_Font"><text:span text:style-name="T36">cellpadding</text:span></text:span><text:span text:style-name="Default_20_Paragraph_20_Font"><text:span text:style-name="T44">="0" </text:span></text:span><text:span text:style-name="Default_20_Paragraph_20_Font"><text:span text:style-name="T36">cellspacing</text:span></text:span><text:span text:style-name="Default_20_Paragraph_20_Font"><text:span text:style-name="T44">="0"&gt;</text:span></text:span></text:p>
            <text:p text:style-name="P32"><text:s text:c="2"/>&lt;tr&gt;</text:p>
            <text:p text:style-name="P33"><text:span text:style-name="Default_20_Paragraph_20_Font"><text:span text:style-name="T44"><text:s text:c="4"/>&lt;td width="30%" align="</text:span></text:span><text:span text:style-name="Default_20_Paragraph_20_Font"><text:span text:style-name="T36">center</text:span></text:span><text:span text:style-name="Default_20_Paragraph_20_Font"><text:span text:style-name="T44">" </text:span></text:span><text:span text:style-name="Default_20_Paragraph_20_Font"><text:span text:style-name="T36">valign</text:span></text:span><text:span text:style-name="Default_20_Paragraph_20_Font"><text:span text:style-name="T44">="middle" </text:span></text:span><text:span text:style-name="Default_20_Paragraph_20_Font"><text:span text:style-name="T36">bgcolor</text:span></text:span><text:span text:style-name="Default_20_Paragraph_20_Font"><text:span text:style-name="T44">="#ffef30"&gt;</text:span></text:span><text:span text:style-name="Default_20_Paragraph_20_Font"><text:span text:style-name="T45">&lt;img </text:span></text:span><text:span text:style-name="Default_20_Paragraph_20_Font"><text:span text:style-name="T37">src</text:span></text:span><text:span text:style-name="Default_20_Paragraph_20_Font"><text:span text:style-name="T45">="images/</text:span></text:span><text:span text:style-name="Default_20_Paragraph_20_Font"><text:span text:style-name="T38">Title.png</text:span></text:span><text:span text:style-name="Default_20_Paragraph_20_Font"><text:span text:style-name="T45">" width="332" height="43" </text:span></text:span><text:span text:style-name="Default_20_Paragraph_20_Font"><text:span text:style-name="T37">alt</text:span></text:span><text:span text:style-name="Default_20_Paragraph_20_Font"><text:span text:style-name="T45">="Title" /&gt;</text:span></text:span><text:span text:style-name="Default_20_Paragraph_20_Font"><text:span text:style-name="T44">&lt;/td&gt;</text:span></text:span></text:p>
            <text:p text:style-name="P33"><text:span text:style-name="Default_20_Paragraph_20_Font"><text:span text:style-name="T44"><text:s text:c="4"/>&lt;td id="signedOnUser" width="70%" align="</text:span></text:span><text:span text:style-name="Default_20_Paragraph_20_Font"><text:span text:style-name="T36">center</text:span></text:span><text:span text:style-name="Default_20_Paragraph_20_Font"><text:span text:style-name="T44">" style="vertical-align: middle;" <text:s/></text:span></text:span><text:span text:style-name="Default_20_Paragraph_20_Font"><text:span text:style-name="T36">bgcolor</text:span></text:span><text:span text:style-name="Default_20_Paragraph_20_Font"><text:span text:style-name="T44">="#ffef30"&gt;&amp;nbsp;&lt;/td&gt;</text:span></text:span></text:p>
            <text:p text:style-name="P32"><text:s text:c="2"/>&lt;/tr&gt;</text:p>
            <text:p text:style-name="P32">&lt;/table&gt;</text:p>
            <text:p text:style-name="P33"><text:span text:style-name="Default_20_Paragraph_20_Font"><text:span text:style-name="T44">&lt;table width="100%" border="0" </text:span></text:span><text:span text:style-name="Default_20_Paragraph_20_Font"><text:span text:style-name="T36">cellpadding</text:span></text:span><text:span text:style-name="Default_20_Paragraph_20_Font"><text:span text:style-name="T44">="10" </text:span></text:span><text:span text:style-name="Default_20_Paragraph_20_Font"><text:span text:style-name="T36">cellspacing</text:span></text:span><text:span text:style-name="Default_20_Paragraph_20_Font"><text:span text:style-name="T44">="0"&gt;</text:span></text:span></text:p>
            <text:p text:style-name="P32"><text:s text:c="2"/>&lt;tr&gt;</text:p>
            <text:p text:style-name="P33"><text:span text:style-name="Default_20_Paragraph_20_Font"><text:span text:style-name="T44"><text:s text:c="4"/>&lt;td width="50%" height="120" align="right" </text:span></text:span><text:span text:style-name="Default_20_Paragraph_20_Font"><text:span text:style-name="T36">valign</text:span></text:span><text:span text:style-name="Default_20_Paragraph_20_Font"><text:span text:style-name="T44">="middle" </text:span></text:span><text:span text:style-name="Default_20_Paragraph_20_Font"><text:span text:style-name="T36">bgcolor</text:span></text:span><text:span text:style-name="Default_20_Paragraph_20_Font"><text:span text:style-name="T44">="#FFFFFF"&gt;</text:span></text:span><text:span text:style-name="Default_20_Paragraph_20_Font"><text:span text:style-name="T45">&lt;img </text:span></text:span><text:span text:style-name="Default_20_Paragraph_20_Font"><text:span text:style-name="T37">src</text:span></text:span><text:span text:style-name="Default_20_Paragraph_20_Font"><text:span text:style-name="T45">="images/Logo.png" </text:span></text:span><text:span text:style-name="Default_20_Paragraph_20_Font"><text:span text:style-name="T37">alt</text:span></text:span><text:span text:style-name="Default_20_Paragraph_20_Font"><text:span text:style-name="T45">="</text:span></text:span><text:span text:style-name="Default_20_Paragraph_20_Font"><text:span text:style-name="T37">Logo</text:span></text:span><text:span text:style-name="Default_20_Paragraph_20_Font"><text:span text:style-name="T45">" /&gt;</text:span></text:span><text:span text:style-name="Default_20_Paragraph_20_Font"><text:span text:style-name="T44">&lt;/td&gt;</text:span></text:span></text:p>
            <text:p text:style-name="P33"><text:span text:style-name="Default_20_Paragraph_20_Font"><text:span text:style-name="T44"><text:s text:c="4"/>&lt;td width="50%" align="left" </text:span></text:span><text:span text:style-name="Default_20_Paragraph_20_Font"><text:span text:style-name="T36">valign</text:span></text:span><text:span text:style-name="Default_20_Paragraph_20_Font"><text:span text:style-name="T44">="middle" </text:span></text:span><text:span text:style-name="Default_20_Paragraph_20_Font"><text:span text:style-name="T36">bgcolor</text:span></text:span><text:span text:style-name="Default_20_Paragraph_20_Font"><text:span text:style-name="T44">="#FFFFFF"&gt;&amp;nbsp;&lt;/td&gt;</text:span></text:span></text:p>
            <text:p text:style-name="P32"><text:s text:c="2"/>&lt;/tr&gt;</text:p>
            <text:p text:style-name="P32">&lt;/table&gt;</text:p>
          </table:table-cell>
        </table:table-row>
      </table:table>
      <text:p text:style-name="P8"/>
      <text:p text:style-name="P37"><text:span text:style-name="Hyperlink"><text:span text:style-name="T8">The highlighted sections indicate where the images are inserted into the html file. You will notice an "alt" property. This contains the text to display if the image could not be loaded for some reason. This text usually describes the image that cannot be shown. The template title image only contains the text "Title". Enter alternative text for both of the images. Save and exit the documen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MS Mincho" svg:font-family="'MS Mincho'" style:font-family-generic="system" style:font-pitch="variable"/>
    <style:font-face style:name="OpenSymbol1" svg:font-family="OpenSymbo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Z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ZA"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ormal" style:family="paragraph">
      <style:paragraph-properties fo:orphans="0" fo:widows="0" fo:hyphenation-ladder-count="no-limit"/>
      <style:text-properties style:font-name="Liberation Serif" fo:font-size="12pt" fo:language="en" fo:country="US" style:letter-kerning="true" style:font-name-asian="Droid Sans Fallback" style:font-size-asian="12pt" style:language-asian="hi" style:country-asian="IN" style:font-name-complex="DejaVu Sans" style:font-size-complex="12pt" style:language-complex="hi" style:country-complex="IN" fo:hyphenate="false" fo:hyphenation-remain-char-count="0" fo:hyphenation-push-char-count="0"/>
    </style:style>
    <style:style style:name="Heading_20_2" style:display-name="Heading 2" style:family="paragraph" style:parent-style-name="Heading" style:next-style-name="Body_20_Text"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Body_20_Text" style:display-name="Body Text" style:family="paragraph" style:parent-style-name="Normal">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Body_20_Text" style:default-outline-level="1" style:class="text">
      <style:paragraph-properties fo:hyphenation-ladder-count="no-limit"/>
      <style:text-properties fo:font-size="16pt" fo:font-weight="bold" style:font-size-asian="16pt" style:font-weight-asian="bold" style:font-size-complex="16pt" style:font-weight-complex="bold" fo:hyphenate="false" fo:hyphenation-remain-char-count="0" fo:hyphenation-push-char-count="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Normal"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Hyperlink" style:family="text">
      <style:text-properties fo:color="#00008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2LVL1" style:display-name="WW_CharLFO2LVL1" style:family="text">
      <style:text-properties style:font-name="Symbol" style:font-name-complex="OpenSymbol1"/>
    </style:style>
    <style:style style:name="WW_5f_CharLFO2LVL2" style:display-name="WW_CharLFO2LVL2" style:family="text">
      <style:text-properties style:font-name="Symbol" style:font-name-complex="OpenSymbol1"/>
    </style:style>
    <style:style style:name="WW_5f_CharLFO2LVL3" style:display-name="WW_CharLFO2LVL3" style:family="text">
      <style:text-properties style:font-name="Symbol" style:font-name-complex="OpenSymbol1"/>
    </style:style>
    <style:style style:name="WW_5f_CharLFO2LVL4" style:display-name="WW_CharLFO2LVL4" style:family="text">
      <style:text-properties style:font-name="Symbol" style:font-name-complex="OpenSymbol1"/>
    </style:style>
    <style:style style:name="WW_5f_CharLFO2LVL5" style:display-name="WW_CharLFO2LVL5" style:family="text">
      <style:text-properties style:font-name="Symbol" style:font-name-complex="OpenSymbol1"/>
    </style:style>
    <style:style style:name="WW_5f_CharLFO2LVL6" style:display-name="WW_CharLFO2LVL6" style:family="text">
      <style:text-properties style:font-name="Symbol" style:font-name-complex="OpenSymbol1"/>
    </style:style>
    <style:style style:name="WW_5f_CharLFO2LVL7" style:display-name="WW_CharLFO2LVL7" style:family="text">
      <style:text-properties style:font-name="Symbol" style:font-name-complex="OpenSymbol1"/>
    </style:style>
    <style:style style:name="WW_5f_CharLFO2LVL8" style:display-name="WW_CharLFO2LVL8" style:family="text">
      <style:text-properties style:font-name="Symbol" style:font-name-complex="OpenSymbol1"/>
    </style:style>
    <style:style style:name="WW_5f_CharLFO2LVL9" style:display-name="WW_CharLFO2LVL9" style:family="text">
      <style:text-properties style:font-name="Symbol" style:font-name-complex="OpenSymbol1"/>
    </style:style>
    <style:style style:name="WW_5f_CharLFO3LVL1" style:display-name="WW_CharLFO3LVL1" style:family="text">
      <style:text-properties style:font-name="Symbol" style:font-name-complex="OpenSymbol1"/>
    </style:style>
    <style:style style:name="WW_5f_CharLFO3LVL3" style:display-name="WW_CharLFO3LVL3" style:family="text">
      <style:text-properties style:font-name="Symbol" style:font-name-complex="OpenSymbol1"/>
    </style:style>
    <style:style style:name="WW_5f_CharLFO3LVL4" style:display-name="WW_CharLFO3LVL4" style:family="text">
      <style:text-properties style:font-name="Symbol" style:font-name-complex="OpenSymbol1"/>
    </style:style>
    <style:style style:name="WW_5f_CharLFO3LVL5" style:display-name="WW_CharLFO3LVL5" style:family="text">
      <style:text-properties style:font-name="Symbol" style:font-name-complex="OpenSymbol1"/>
    </style:style>
    <style:style style:name="WW_5f_CharLFO3LVL6" style:display-name="WW_CharLFO3LVL6" style:family="text">
      <style:text-properties style:font-name="Symbol" style:font-name-complex="OpenSymbol1"/>
    </style:style>
    <style:style style:name="WW_5f_CharLFO3LVL7" style:display-name="WW_CharLFO3LVL7" style:family="text">
      <style:text-properties style:font-name="Symbol" style:font-name-complex="OpenSymbol1"/>
    </style:style>
    <style:style style:name="WW_5f_CharLFO3LVL8" style:display-name="WW_CharLFO3LVL8" style:family="text">
      <style:text-properties style:font-name="Symbol" style:font-name-complex="OpenSymbol1"/>
    </style:style>
    <style:style style:name="WW_5f_CharLFO3LVL9" style:display-name="WW_CharLFO3LVL9" style:family="text">
      <style:text-properties style:font-name="Symbol" style:font-name-complex="OpenSymbol1"/>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4-01-29T11:43:40.20</meta:creation-date>
    <dc:date>2014-01-30T12:00:16.57</dc:date>
    <meta:editing-duration>PT05H43M35S</meta:editing-duration>
    <meta:editing-cycles>94</meta:editing-cycles>
    <meta:generator>OpenOffice.org/3.1$Win32 OpenOffice.org_project/310m19$Build-9420</meta:generator>
    <meta:document-statistic meta:table-count="2" meta:image-count="0" meta:object-count="0" meta:page-count="7" meta:paragraph-count="206" meta:word-count="1499" meta:character-count="10155"/>
  </office:meta>
</office:document-meta>
</file>